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22acaf" officeooo:paragraph-rsid="0022acaf"/>
    </style:style>
    <style:style style:name="T1" style:family="text">
      <style:text-properties fo:language="en" fo:country="US" fo:font-style="normal" style:font-style-asian="normal" style:font-style-complex="normal"/>
    </style:style>
    <style:style style:name="T2" style:family="text">
      <style:text-properties fo:language="en" fo:country="US" fo:font-style="normal" officeooo:rsid="0016f5d8" style:font-style-asian="normal" style:font-style-complex="normal"/>
    </style:style>
    <style:style style:name="T3" style:family="text">
      <style:text-properties fo:language="en" fo:country="US" fo:font-style="normal" officeooo:rsid="0021ad47" style:font-style-asian="normal" style:font-style-complex="normal"/>
    </style:style>
    <style:style style:name="T4" style:family="text">
      <style:text-properties fo:language="en" fo:country="US" fo:font-style="normal" officeooo:rsid="0022ed05" style:font-style-asian="normal" style:font-style-complex="normal"/>
    </style:style>
    <style:style style:name="T5" style:family="text">
      <style:text-properties fo:language="en" fo:country="US" fo:font-style="normal" officeooo:rsid="0025a26f" style:font-style-asian="normal" style:font-style-complex="normal"/>
    </style:style>
    <style:style style:name="T6" style:family="text">
      <style:text-properties fo:language="en" fo:country="US" fo:font-style="normal" officeooo:rsid="00277829" style:font-style-asian="normal" style:font-style-complex="normal"/>
    </style:style>
    <style:style style:name="T7" style:family="text">
      <style:text-properties fo:language="en" fo:country="US" fo:font-style="normal" officeooo:rsid="0028abd1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B</text:span><text:span text:style-name="T1">orn in England to two wizards, Richard and Amber </text:span><text:span text:style-name="T5">Hemlock</text:span><text:span text:style-name="T1">. She’s a student in Hogwarts, and Minerva’s best friend since the first year. Despite not sharing many interests, the two of them always seemed to like each other’s challenging company. She </text:span><text:span text:style-name="T6">ha</text:span><text:span text:style-name="T1">s always been fascinated by the </text:span><text:span text:style-name="T4">apparently</text:span><text:span text:style-name="T1"> </text:span><text:span text:style-name="T4">inexplicable</text:span><text:span text:style-name="T1"> discipline of divination, showing a natural talent </text:span><text:span text:style-name="T6">for it and fighting Minerva’s skepticism on the matter</text:span><text:span text:style-name="T1">. </text:span><text:span text:style-name="T6">She </text:span><text:span text:style-name="T1">perform</text:span><text:span text:style-name="T6">ed</text:span><text:span text:style-name="T1"> her first prophecy at the age of 15, </text:span><text:span text:style-name="T6">anticipating Nearly Headless Nick getting a cold</text:span><text:span text:style-name="T1">. She’s </text:span><text:span text:style-name="T2">daring and sometimes arrogant, as every Gryffindor tend</text:span><text:span text:style-name="T1">s</text:span><text:span text:style-name="T2"> to be, </text:span><text:span text:style-name="T7">but also conditionable, and very careful of others judgement</text:span><text:span text:style-name="T2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50%" fo:text-align="justify" style:justify-single-word="false"/>
      <style:text-properties officeooo:rsid="00244d20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7T20:19:30.047454737</meta:creation-date>
    <dc:date>2020-10-31T17:51:56.490077507</dc:date>
    <meta:editing-duration>PT1H7M24S</meta:editing-duration>
    <meta:editing-cycles>18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102" meta:character-count="645" meta:non-whitespace-character-count="544"/>
  </office:meta>
</office:document-meta>
</file>